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1470000">
            <text:p>71,4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7" office:value-type="float" office:value="863000">
            <text:p>863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56120000">
            <text:p>56,120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9200000">
            <text:p>99,20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7643000">
            <text:p>57,64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office:value-type="float" office:value="3425000">
            <text:p>3,4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office:value-type="float" office:value="1068000">
            <text:p>1,068,000.00</text:p>
          </table:table-cell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ce1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875000">
            <text:p>95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6365000">
            <text:p>66,365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 table:style-name="ce8"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6676000">
            <text:p>46,676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79904000">
            <text:p>79,904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447000">
            <text:p>56,447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7176000">
            <text:p>97,1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1995000">
            <text:p>51,99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7757000">
            <text:p>87,75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2017-01-03</text:date>, <text:time>20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1-03T20:54:33</dc:date>
    <meta:editing-duration>P285DT8H56M49S</meta:editing-duration>
    <meta:editing-cycles>559</meta:editing-cycles>
    <dc:creator>Ben Miller</dc:creator>
    <meta:document-statistic meta:table-count="11" meta:cell-count="2531" meta:object-count="0"/>
    <meta:user-defined meta:name=""/>
  </office:meta>
</office:document-meta>
</file>